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b6de"/>
    </style:style>
    <style:style style:name="P2" style:family="paragraph" style:parent-style-name="Subtitle">
      <style:text-properties officeooo:paragraph-rsid="0013b6de"/>
    </style:style>
    <style:style style:name="P3" style:family="paragraph" style:parent-style-name="Text_20_body">
      <style:text-properties officeooo:rsid="001f0ba9" officeooo:paragraph-rsid="0013b6de"/>
    </style:style>
    <style:style style:name="P4" style:family="paragraph" style:parent-style-name="Text_20_body">
      <style:text-properties officeooo:rsid="0021fe8f" officeooo:paragraph-rsid="0021fe8f"/>
    </style:style>
    <style:style style:name="P5" style:family="paragraph" style:parent-style-name="Heading_20_3">
      <style:text-properties officeooo:paragraph-rsid="0013b6de"/>
    </style:style>
    <style:style style:name="P6" style:family="paragraph" style:parent-style-name="Heading_20_3">
      <style:text-properties officeooo:paragraph-rsid="0020ede1"/>
    </style:style>
    <style:style style:name="P7" style:family="paragraph" style:parent-style-name="Preformatted_20_Text">
      <style:text-properties officeooo:paragraph-rsid="00266800"/>
    </style:style>
    <style:style style:name="P8" style:family="paragraph" style:parent-style-name="Preformatted_20_Text">
      <style:text-properties officeooo:paragraph-rsid="00283105"/>
    </style:style>
    <style:style style:name="P9" style:family="paragraph" style:parent-style-name="Preformatted_20_Text">
      <style:text-properties officeooo:rsid="00584912" officeooo:paragraph-rsid="0028e695"/>
    </style:style>
    <style:style style:name="P10" style:family="paragraph" style:parent-style-name="Preformatted_20_Text">
      <style:text-properties fo:font-style="italic" officeooo:paragraph-rsid="0028e695" style:font-style-asian="italic" style:font-style-complex="italic"/>
    </style:style>
    <style:style style:name="P11" style:family="paragraph" style:parent-style-name="Preformatted_20_Text">
      <style:text-properties officeooo:paragraph-rsid="0028e695"/>
    </style:style>
    <style:style style:name="P12" style:family="paragraph" style:parent-style-name="Text_20_body">
      <style:text-properties officeooo:rsid="0026fb8c" officeooo:paragraph-rsid="00254b58"/>
    </style:style>
    <style:style style:name="P13" style:family="paragraph" style:parent-style-name="Text_20_body" style:list-style-name="L1">
      <style:text-properties officeooo:rsid="0026fb8c" officeooo:paragraph-rsid="00254b58"/>
    </style:style>
    <style:style style:name="P14" style:family="paragraph" style:parent-style-name="Text_20_body">
      <style:text-properties officeooo:paragraph-rsid="00266800"/>
    </style:style>
    <style:style style:name="P15" style:family="paragraph" style:parent-style-name="Text_20_body" style:list-style-name="L2">
      <style:text-properties officeooo:paragraph-rsid="00266800"/>
    </style:style>
    <style:style style:name="P16" style:family="paragraph" style:parent-style-name="Text_20_body">
      <style:text-properties officeooo:rsid="003eda85" officeooo:paragraph-rsid="00266800"/>
    </style:style>
    <style:style style:name="P17" style:family="paragraph" style:parent-style-name="Text_20_body" style:list-style-name="L3">
      <style:text-properties officeooo:rsid="0046f66a" officeooo:paragraph-rsid="00283105"/>
    </style:style>
    <style:style style:name="P18" style:family="paragraph" style:parent-style-name="Text_20_body">
      <style:text-properties officeooo:rsid="0046f66a" officeooo:paragraph-rsid="00283105"/>
    </style:style>
    <style:style style:name="P19" style:family="paragraph" style:parent-style-name="Text_20_body">
      <style:text-properties officeooo:paragraph-rsid="00283105"/>
    </style:style>
    <style:style style:name="P20" style:family="paragraph" style:parent-style-name="Text_20_body">
      <style:text-properties officeooo:rsid="00584912" officeooo:paragraph-rsid="00288a9a"/>
    </style:style>
    <style:style style:name="P21" style:family="paragraph" style:parent-style-name="Text_20_body">
      <style:text-properties officeooo:rsid="00584912" officeooo:paragraph-rsid="0028e695"/>
    </style:style>
    <style:style style:name="P22" style:family="paragraph" style:parent-style-name="Text_20_body">
      <style:text-properties officeooo:paragraph-rsid="0028e695"/>
    </style:style>
    <style:style style:name="P23" style:family="paragraph" style:parent-style-name="Text_20_body">
      <style:text-properties officeooo:rsid="000f2031" officeooo:paragraph-rsid="0028e695"/>
    </style:style>
    <style:style style:name="T1" style:family="text">
      <style:text-properties officeooo:rsid="00254b58"/>
    </style:style>
    <style:style style:name="T2" style:family="text">
      <style:text-properties officeooo:rsid="0036204f"/>
    </style:style>
    <style:style style:name="T3" style:family="text">
      <style:text-properties style:text-position="0% 100%" officeooo:rsid="0036204f"/>
    </style:style>
    <style:style style:name="T4" style:family="text">
      <style:text-properties officeooo:rsid="0046f66a"/>
    </style:style>
    <style:style style:name="T5" style:family="text">
      <style:text-properties officeooo:rsid="003eda85"/>
    </style:style>
    <style:style style:name="T6" style:family="text">
      <style:text-properties officeooo:rsid="00283105"/>
    </style:style>
    <style:style style:name="T7" style:family="text">
      <style:text-properties officeooo:rsid="00288a9a"/>
    </style:style>
    <style:style style:name="T8" style:family="text">
      <style:text-properties officeooo:rsid="00584f49"/>
    </style:style>
    <style:style style:name="T9" style:family="text">
      <style:text-properties officeooo:rsid="0028e695"/>
    </style:style>
    <style:style style:name="T10" style:family="text">
      <style:text-properties officeooo:rsid="001cb535"/>
    </style:style>
    <style:style style:name="T11" style:family="text">
      <style:text-properties officeooo:rsid="001e7260"/>
    </style:style>
    <style:style style:name="T12" style:family="text">
      <style:text-properties officeooo:rsid="001faf11"/>
    </style:style>
    <style:style style:name="T13" style:family="text">
      <style:text-properties officeooo:rsid="001fe4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 робота №<text:span text:style-name="T1">4</text:span></text:p>
      <text:p text:style-name="P1">Тема роботи: базові віломості про віджети <text:span text:style-name="T1">Flutter</text:span></text:p>
      <text:p text:style-name="P1">Мета роботи: ознайомитись з принципами побудови програм на базі віджетів</text:p>
      <text:h text:style-name="P5" text:outline-level="3">Теоретичні відомості </text:h>
      <text:p text:style-name="P14">Основна ідея <text:span text:style-name="T2">Flutter — все є віджет. </text:span><text:span text:style-name="T3">Інтерфейс програми представляє собою композицію віджетів, які вкладаються один в інший в потрібному порядку.</text:span></text:p>
      <text:p text:style-name="P14">У Flutter віджети можна згрупувати в кілька категорій на основі їхніх функцій, як наведено нижче:  </text:p>
      <text:list xml:id="list4142954082" text:style-name="L2">
        <text:list-item>
          <text:p text:style-name="P15">Спеціальні віджети платформи  </text:p>
        </text:list-item>
        <text:list-item>
          <text:p text:style-name="P15">Віджети макета  </text:p>
        </text:list-item>
        <text:list-item>
          <text:p text:style-name="P15">Віджети обслуговування стану  </text:p>
        </text:list-item>
        <text:list-item>
          <text:p text:style-name="P15"><text:span text:style-name="T3">Незалежні від платформи </text:span></text:p>
        </text:list-item>
      </text:list>
      <text:p text:style-name="P14"><text:span text:style-name="T3">Розглянемо деякі базові віджети.</text:span></text:p>
      <text:p text:style-name="P16">Віджет <text:s/>Text використовується для відображення фрагмента рядка. Стиль рядка можна встановити за допомогою параметру style і класу TextStyle. Зразок коду для цієї мети виглядає так:</text:p>
      <text:p text:style-name="P7"><text:span text:style-name="T3">Text('Hello World!', style: TextStyle(fontWeight: FontWeight.bold))</text:span></text:p>
      <text:p text:style-name="P19">Віджет <text:span text:style-name="T4">TextButton відображає кнопку (як правило, з текстом), що реагує на натискання.</text:span></text:p>
      <text:p text:style-name="P19">Найважливіши <text:span text:style-name="T5">властивості</text:span>:</text:p>
      <text:list xml:id="list3213405321" text:style-name="L3">
        <text:list-item>
          <text:p text:style-name="P17">child, Widget: віджет для візуального представлення кнопки</text:p>
        </text:list-item>
        <text:list-item>
          <text:p text:style-name="P17">style, ButtonStyle: задає стилі кнопки</text:p>
        </text:list-item>
        <text:list-item>
          <text:p text:style-name="P17">onPressed, VoidCallback?: функція, що буде викликана при натисканні на кнопку; якщо null, то кнопка буде неактивною</text:p>
        </text:list-item>
      </text:list>
      <text:p text:style-name="P18">Приклад:</text:p>
      <text:p text:style-name="P8">TextButton(</text:p>
      <text:p text:style-name="P8"><text:tab/>style: TextButton.styleFrom(textStyle: const TextStyle(fontSize: 20)),</text:p>
      <text:p text:style-name="P8"><text:s text:c="6"/>onPressed: () {},</text:p>
      <text:p text:style-name="P8"><text:s text:c="6"/>child: const Text('Enabled'),</text:p>
      <text:p text:style-name="P8">)</text:p>
      <text:p text:style-name="Text_20_body">Віджет <text:span text:style-name="T6">Image відображає на екрані вказане зображення. Віджет має декілька конструкторів, зокрема Image.asset, <text:s/>що завантажує зображення з ресурсів додатка (assets). Ці ресурси розповсюджуються разом з додатком. В кості ресурсів можуть будти будь-які файли: зображення, звуки, шрифти, якісь спеціальні файли. Всі ресурси, що мають бути включені в додаток, мають буьти вказані в файлі pubspec.yaml, який мість інформацію, необхідну для </text:span><text:soft-page-break/><text:span text:style-name="T6">побудови додатка. Ресурси задаються в секції assets. Щоб додати зображення <text:s/>в список ресурсів додатка необхідно (бажано) в дереві проекту створити окремий каталог, додати в цей <text:s/>каталог зображення і вказати його в pubspec.yaml:</text:span></text:p>
      <text:p text:style-name="Preformatted_20_Text">flutter:</text:p>
      <text:p text:style-name="Preformatted_20_Text"><text:s text:c="2"/>assets:</text:p>
      <text:p text:style-name="Preformatted_20_Text"><text:s text:c="4"/>- assets/smiley.png</text:p>
      <text:p text:style-name="Text_20_body">Після цього зображення можно використовувати:</text:p>
      <text:p text:style-name="Preformatted_20_Text">Image.asset('assets/smiley.png')</text:p>
      <text:p text:style-name="Text_20_body">При редагуванні файлу <text:span text:style-name="T7">pubspec.yaml слід бути уважним, оскільки має значення кількісти пробілів на початку кожного рядка.</text:span></text:p>
      <text:p text:style-name="P20"><text:span text:style-name="T8">Віджет Column</text:span> дозволяє розташувати його дочірні елементи у вертикальному положенні. Основним аргументом його конструктора є <text:span text:style-name="T7">children — це список дочірних віджетів для розміщення.</text:span></text:p>
      <text:p text:style-name="P22">У Flutter всі віджети є похідними від StatelessWidget або StatefulWidget.</text:p>
      <text:p text:style-name="P21">Віджет, похідний від StatelessWidget, не має жодної інформації про свій стан і використовується для побудови незмінних віджетів, наприклад для відображення назви додатка. Якщо ж вигляд віджету залежить від його внутрішнього стану <text:span text:style-name="T9">(його змінних) слід використовувати <text:s/>StatefulWidget. З кожним класом, похідним від <text:s/>StatefulWidget пов’язаний клас, похідний від класу State, який й керує станом віджету. Основним методом <text:s/>StatelessWidget і <text:s/>State є метод build, що виконує побудову зовнішнтого вигляду віджету. Як правило, цей метод будує дерево з дочірних віджетів. Цей метод має буди перевизначеним в нових класах. Ще обним важливим методм в класі State є метод setState, виклик якого призводить до перебудови віджету.</text:span></text:p>
      <text:p text:style-name="P23">Розглянемо програму, що створюється автоматчино при створенні нового <text:span text:style-name="T10">flutter-проекту.</text:span></text:p>
      <text:p text:style-name="P10">// імпорт <text:s/>пакету <text:span text:style-name="T11">fliutter/material</text:span>. Цей пакет дозволяє створювати </text:p>
      <text:p text:style-name="P10">//интерфейс відповідно до вказаних рекомендацій щодо дизайну на Android.</text:p>
      <text:p text:style-name="P10"/>
      <text:p text:style-name="P11">import 'package:flutter/material.dart';</text:p>
      <text:p text:style-name="P11"/>
      <text:p text:style-name="P11">//Це точка входу до програми Flutter. Викликає функцію runApp і передає </text:p>
      <text:p text:style-name="P11">//їй об’єкт класу MyApp. Метою функції runApp є приєднання віджету до екрана.</text:p>
      <text:p text:style-name="P11"/>
      <text:p text:style-name="P11">void main() =&gt; runApp(const MyApp());</text:p>
      <text:p text:style-name="P11"/>
      <text:p text:style-name="P11"><text:soft-page-break/>//Віджети використовуються для створення інтерфейсу <text:s/>у фреймворку flutter. </text:p>
      <text:p text:style-name="P11">//StatelessWidget є віджетом, який не підтримує жодного стану віджета. </text:p>
      <text:p text:style-name="P11">//MyApp розширює StatelessWidget і перевизначає його метод <text:span text:style-name="T11">build</text:span>. Метою цього </text:p>
      <text:p text:style-name="P11">//методу є створення частини інтерфейсу користувача програми.</text:p>
      <text:p text:style-name="P11"/>
      <text:p text:style-name="P11">class MyApp extends StatelessWidget {</text:p>
      <text:p text:style-name="P11"><text:s text:c="2"/>const MyApp({Key? key}) : super(key: key);</text:p>
      <text:p text:style-name="P11"/>
      <text:p text:style-name="P11">//Метод <text:span text:style-name="T12">build створює стандартний віджет <text:s text:c="2"/></text:span>MaterialApp і передає йому </text:p>
      <text:p text:style-name="P11">//в якості дочірнього новий віджет <text:s/>MyHomePage</text:p>
      <text:p text:style-name="P11"/>
      <text:p text:style-name="P11"><text:s text:c="2"/>@override</text:p>
      <text:p text:style-name="P11"><text:s text:c="2"/>Widget build(BuildContext context) {</text:p>
      <text:p text:style-name="P11"><text:s text:c="4"/>return const MaterialApp(</text:p>
      <text:p text:style-name="P11"><text:s text:c="8"/>title: 'Flutter Demo',</text:p>
      <text:p text:style-name="P11"><text:s text:c="8"/>home: MyHomePage(title: 'Flutter Demo Home Page'));</text:p>
      <text:p text:style-name="P11"><text:s text:c="2"/>}</text:p>
      <text:p text:style-name="P11">}</text:p>
      <text:p text:style-name="P11"/>
      <text:p text:style-name="P11">//Вигляд віджету <text:s/>MyHomePage залежить від значення внутрішнтої змінної, тому він </text:p>
      <text:p text:style-name="P11">//розширює класс <text:s/>StatefulWidget</text:p>
      <text:p text:style-name="P11"/>
      <text:p text:style-name="P11">class MyHomePage extends StatefulWidget {</text:p>
      <text:p text:style-name="P11"><text:s text:c="2"/>const MyHomePage({Key? key, required this.title}) : super(key: key);</text:p>
      <text:p text:style-name="P11"/>
      <text:p text:style-name="P11"><text:s text:c="2"/>final String title;</text:p>
      <text:p text:style-name="P11"/>
      <text:p text:style-name="P11"><text:s text:c="2"/>@override</text:p>
      <text:p text:style-name="P11"><text:soft-page-break/><text:s text:c="2"/>State&lt;MyHomePage&gt; createState() =&gt; _MyHomePageState();</text:p>
      <text:p text:style-name="P11">}</text:p>
      <text:p text:style-name="P11"/>
      <text:p text:style-name="P11">//З кожним <text:s/>віджетом StatefulWidget пов’язана окрема змінна классу <text:s/>State</text:p>
      <text:p text:style-name="P11"/>
      <text:p text:style-name="P11">class _MyHomePageState extends State&lt;MyHomePage&gt; {</text:p>
      <text:p text:style-name="P11"/>
      <text:p text:style-name="P11">//Змінна, що впливає на вигляд віджету</text:p>
      <text:p text:style-name="P11"><text:s text:c="2"/>int _counter = 0;</text:p>
      <text:p text:style-name="P11"/>
      <text:p text:style-name="P11"><text:s text:c="2"/>void _incrementCounter() {</text:p>
      <text:p text:style-name="P11"/>
      <text:p text:style-name="P11">//Щоб повідомити <text:span text:style-name="T13">Flutter про необхідність перебудови віджету необхідно </text:span></text:p>
      <text:p text:style-name="P11">//викликати метод setState</text:p>
      <text:p text:style-name="P11"><text:s text:c="4"/>setState(() { _counter++; });</text:p>
      <text:p text:style-name="P11"/>
      <text:p text:style-name="P11"><text:s text:c="2"/>}</text:p>
      <text:p text:style-name="P11"/>
      <text:p text:style-name="P11"><text:s text:c="2"/>@override</text:p>
      <text:p text:style-name="P11"><text:s text:c="2"/>Widget build(BuildContext context) {</text:p>
      <text:p text:style-name="P11"><text:s text:c="4"/>return Scaffold(</text:p>
      <text:p text:style-name="P11"><text:s text:c="6"/>appBar: AppBar(title: Text(widget.title)),</text:p>
      <text:p text:style-name="P11"><text:s text:c="6"/>body: Center(</text:p>
      <text:p text:style-name="P11"><text:s text:c="10"/>child: Column(</text:p>
      <text:p text:style-name="P11"><text:s text:c="14"/>mainAxisAlignment: MainAxisAlignment.center,</text:p>
      <text:p text:style-name="P11"><text:s text:c="14"/>children: &lt;Widget&gt;[</text:p>
      <text:p text:style-name="P11"><text:s text:c="12"/>const Text('You have pushed the button this many times:'),</text:p>
      <text:p text:style-name="P11"><text:s text:c="12"/>Text('$_counter')</text:p>
      <text:p text:style-name="P11"><text:soft-page-break/><text:s text:c="10"/>])),</text:p>
      <text:p text:style-name="P11"/>
      <text:p text:style-name="P11">//Кнопка, що по натискані викликає вказанний метод </text:p>
      <text:p text:style-name="P11"><text:s text:c="5"/></text:p>
      <text:p text:style-name="P11">floatingActionButton: FloatingActionButton(</text:p>
      <text:p text:style-name="P11"><text:s text:c="10"/>onPressed: _incrementCounter,</text:p>
      <text:p text:style-name="P11"><text:s text:c="10"/>tooltip: 'Increment',</text:p>
      <text:p text:style-name="P11"><text:s text:c="10"/>child: const Icon(Icons.add)),</text:p>
      <text:p text:style-name="P11"><text:s text:c="4"/>);</text:p>
      <text:p text:style-name="P11"><text:s text:c="2"/>}</text:p>
      <text:p text:style-name="P11">}</text:p>
      <text:p text:style-name="P9"/>
      <text:h text:style-name="P6" text:outline-level="3">Завдання</text:h>
      <text:p text:style-name="P12">Розробити програму, що складається з трьох віджетів, що розміщені в стовбчик один під одним:</text:p>
      <text:list xml:id="list622169946" text:style-name="L1">
        <text:list-item>
          <text:p text:style-name="P13">тексту</text:p>
        </text:list-item>
        <text:list-item>
          <text:p text:style-name="P13">зображення</text:p>
        </text:list-item>
        <text:list-item>
          <text:p text:style-name="P13">кнопки</text:p>
        </text:list-item>
      </text:list>
      <text:p text:style-name="P12">При натисканні на кнопку віджет тексту відображає рядок “<text:span text:style-name="T1">Even</text:span>”, якщо поточна кількість натискань є парним числом, та “<text:span text:style-name="T1">Odd” — якщо непраним. Віджет зобрадення послідовно відображає два зображення один за одним.</text:span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style:contextual-spacing="false" fo:line-height="115%" fo:text-align="justify" style:justify-single-word="false" fo:text-indent="0.2201in" style:auto-text-indent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in" fo:margin-bottom="0.1in" style:contextual-spacing="false" fo:line-height="100%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1T21:49:42.613326459</meta:creation-date>
    <dc:date>2022-04-05T00:38:10.274136526</dc:date>
    <meta:editing-duration>PT2H1M35S</meta:editing-duration>
    <meta:editing-cycles>18</meta:editing-cycles>
    <meta:generator>LibreOffice/7.1.3.2$MacOSX_X86_64 LibreOffice_project/47f78053abe362b9384784d31a6e56f8511eb1c1</meta:generator>
    <meta:document-statistic meta:table-count="0" meta:image-count="0" meta:object-count="0" meta:page-count="5" meta:paragraph-count="99" meta:word-count="728" meta:character-count="5806" meta:non-whitespace-character-count="4953"/>
  </office:meta>
</office:document-meta>
</file>